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per 58%" fo:font-size="28pt" style:font-size-asian="28pt" style:font-size-complex="28pt"/>
    </style:style>
    <style:style style:name="T3" style:family="text">
      <style:text-properties style:text-position="0% 100%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ulsational Pair-Instability Supernova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-Jung Chen, Stan Woosley, Alex Heger, Ann Almgren, Daniel J. Whalen </text:p>
            <text:p>Sep. 2014</text:p>
          </draw:text-box>
        </draw:frame>
        <draw:frame draw:style-name="gr1" draw:layer="layout" svg:width="13.105cm" svg:height="0.963cm" svg:x="7.439cm" svg:y="9.982cm">
          <draw:text-box>
            <text:p>http://www.astro.ucla.edu/~wright/BBNS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ir Production in Star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4">
              <text:list-header>
                <text:p text:style-name="P1"><text:span text:style-name="T1">T &gt; 10</text:span><text:span text:style-name="T2">9 </text:span><text:span text:style-name="T3">K pair production becomes important</text:span></text:p>
                <text:p text:style-name="P1"><text:span text:style-name="T3">Photon + nucleus → e</text:span><text:span text:style-name="T2">-</text:span><text:span text:style-name="T3"> + e</text:span><text:span text:style-name="T2">+</text:span></text:p>
                <text:p text:style-name="P1"><text:span text:style-name="T3"/></text:p>
                <text:p text:style-name="P1"><text:span text:style-name="T3"/></text:p>
                <text:p text:style-name="P1"><text:span text:style-name="T3">Leads to instability:</text:span></text:p>
                <text:p text:style-name="P1"><text:span text:style-name="T3"><text:s text:c="4"/></text:span><text:span text:style-name="T3">Explosive burning</text:span></text:p>
                <text:list>
                  <text:list-header>
                    <text:p text:style-name="P1"><text:span text:style-name="T3">Formation of BH</text:span></text:p>
                    <text:p text:style-name="P1"><text:span text:style-name="T3">Complete destruction</text:span></text:p>
                  </text:list-header>
                </text:list>
                <text:p text:style-name="P1"><text:span text:style-name="T2"/></text:p>
              </text:list-header>
            </text:list>
          </draw:text-box>
        </draw:frame>
        <draw:frame draw:style-name="gr3" draw:text-style-name="P2" draw:layer="layout" svg:width="12.877cm" svg:height="10.831cm" svg:x="14.224cm" svg:y="8.89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ssive Stars On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Occurs in massive stars &gt; 60 or &gt; 80 Msun</text:p>
                <text:p>Core Masses:</text:p>
                <text:list>
                  <text:list-header>
                    <text:p><text:s text:c="2"/>35 – <text:s text:c="2"/>65 Msun: Explosive burning </text:p>
                    <text:p><text:s text:c="2"/>65 – 133 Msun: Pair-instability supernova <text:s/></text:p>
                    <text:p><text:s text:c="7"/>&gt; 133 Msun: Collapse to black hole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ssive Stars Onl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Occurs in massive stars &gt; 60 or &gt; 80 Msun</text:p>
                <text:p>Core Masses:</text:p>
                <text:list>
                  <text:list-header>
                    <text:p><text:span text:style-name="T4"><text:s text:c="2"/></text:span><text:span text:style-name="T4">35 – <text:s text:c="2"/>65 Msun: Explosive burning </text:span></text:p>
                    <text:p><text:s text:c="2"/>65 – 133 Msun: Pair-instability supernova <text:s/></text:p>
                    <text:p><text:s text:c="7"/>&gt; 133 Msun: Collapse to black hole</text:p>
                  </text:list-header>
                </text:list>
                <text:p/>
                <text:p>Star isn't unbound, goes through cycles </text:p>
                <text:p>M &gt; 45 Msun → supernova-like pulsations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nova Puls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Nuclear pulses can cause a Type IIp SN</text:p>
                <text:p>Subsequent pulsations can cause Type I</text:p>
                <text:p>Observational Candidates:</text:p>
                <text:list>
                  <text:list-header>
                    <text:p>~ 4 candidates</text:p>
                    <text:p>2 potential PISN</text:p>
                    <text:p>2 potential PPIS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cers of the First Sta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PISN trace deaths of Pop III stars</text:p>
                <text:p>Important to understand obs. signature</text:p>
                <text:list>
                  <text:list-header>
                    <text:p>Initial explosion</text:p>
                    <text:p>Subsequent explosions and collisions</text:p>
                    <text:p/>
                  </text:list-header>
                </text:list>
                <text:p>Whalen et. al. 2014: JWST could observe PISN at z ~ 20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ed for Detailed Simul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Only 1D simulations done previously</text:p>
                <text:p>Construct 2D simulations:</text:p>
                <text:list>
                  <text:list-header>
                    <text:p>Radiation + hydrodynamics</text:p>
                    <text:p>Grid code with AMR refinement</text:p>
                    <text:p>Trace evolution of explosion and ejecta</text:p>
                    <text:p>Calculate observable light curve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tial Conditions: The 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Initial 110 Msun MS star </text:p>
                <text:p>At death: <text:s/>74.6 Msun <text:s text:c="2"/>with <text:s text:c="2"/>49.9 Msun He core</text:p>
                <text:p>3 Violent outbursts:</text:p>
                <text:list>
                  <text:list-header>
                    <text:p>1) Type II SN – H envelope ejection (50.7 Msun)</text:p>
                    <text:p>2) PISN: 5.1 Msun ejecta at 10<text:span text:style-name="T5">50</text:span> erg</text:p>
                    <text:p>3) PISN: Quickly following 2</text:p>
                    <text:p/>
                    <text:p><text:span text:style-name="T6">(draw out 1, 2, 3)</text:span></text:p>
                    <text:p/>
                    <text:p/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erical Set Up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9T13:00:28.756286812</meta:creation-date>
    <dc:date>2014-11-19T13:41:48.773106514</dc:date>
    <meta:editing-duration>PT7M49S</meta:editing-duration>
    <meta:editing-cycles>1</meta:editing-cycles>
    <meta:document-statistic meta:object-count="63"/>
    <meta:generator>LibreOffice/4.2.6.3$Linux_X86_64 LibreOffice_project/420m0$Build-3</meta:generator>
  </office:meta>
</office:document-meta>
</file>